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ascadia Mono', 'Ubuntu Mono', 'DejaVu Sans Mono', 'Liberation Mono', 'JetBrains Mono', 'Fira Code', Cousine, 'Roboto Mono', 'Courier New', Courier, sans-serif, system-ui"/>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vg:font-family="'Segoe UI'"/>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Heading_20_2">
      <style:text-properties officeooo:rsid="001a8031" officeooo:paragraph-rsid="001a8031"/>
    </style:style>
    <style:style style:name="P2" style:family="paragraph" style:parent-style-name="Standard">
      <style:text-properties officeooo:rsid="001a8031" officeooo:paragraph-rsid="001a8031"/>
    </style:style>
    <style:style style:name="P3" style:family="paragraph" style:parent-style-name="Standard">
      <style:text-properties officeooo:paragraph-rsid="001a8031"/>
    </style:style>
    <style:style style:name="P4" style:family="paragraph" style:parent-style-name="Table_20_Contents">
      <style:paragraph-properties fo:margin-left="0cm" fo:margin-right="0cm" style:line-height-at-least="0.582cm" fo:text-indent="0cm" style:auto-text-indent="false"/>
    </style:style>
    <style:style style:name="P5" style:family="paragraph" style:parent-style-name="Text_20_body">
      <style:paragraph-properties fo:margin-left="0cm" fo:margin-right="0cm" fo:margin-top="0.423cm" fo:margin-bottom="0.423cm" style:contextual-spacing="false" style:line-height-at-least="0.582cm" fo:orphans="2" fo:widows="2" fo:text-indent="0cm" style:auto-text-indent="false"/>
    </style:style>
    <style:style style:name="P6" style:family="paragraph" style:parent-style-name="Table_20_Contents">
      <style:paragraph-properties style:line-height-at-least="0.661cm"/>
      <style:text-properties fo:font-variant="normal" fo:text-transform="none" style:font-name="quote-cjk-patch" fo:font-size="11.25pt" fo:font-style="normal" fo:font-weight="normal"/>
    </style:style>
    <style:style style:name="P7" style:family="paragraph" style:parent-style-name="Table_20_Contents">
      <style:paragraph-properties fo:margin-left="0cm" fo:margin-right="0cm" style:line-height-at-least="0.661cm" fo:text-indent="0cm" style:auto-text-indent="false"/>
      <style:text-properties fo:font-variant="normal" fo:text-transform="none" style:font-name="quote-cjk-patch" fo:font-size="11.25pt" fo:font-style="normal" fo:font-weight="normal"/>
    </style:style>
    <style:style style:name="P8" style:family="paragraph" style:parent-style-name="Table_20_Heading">
      <style:paragraph-properties fo:margin-left="0cm" fo:margin-right="0cm" style:line-height-at-least="0.661cm" fo:text-align="start" style:justify-single-word="false" fo:text-indent="0cm" style:auto-text-indent="false"/>
      <style:text-properties fo:font-variant="normal" fo:text-transform="none" style:font-name="quote-cjk-patch" fo:font-size="11.25pt" fo:font-style="normal" fo:font-weight="bold"/>
    </style:style>
    <style:style style:name="P9" style:family="paragraph" style:parent-style-name="Text_20_body">
      <style:paragraph-properties fo:margin-left="0cm" fo:margin-right="0cm" fo:margin-top="0.423cm" fo:margin-bottom="0.423cm" style:contextual-spacing="false" fo:orphans="2" fo:widows="2" fo:text-indent="0cm" style:auto-text-indent="false"/>
    </style:style>
    <style:style style:name="P10" style:family="paragraph" style:parent-style-name="Standard">
      <style:text-properties fo:font-weight="bold" officeooo:rsid="001a8031" officeooo:paragraph-rsid="001a8031" fo:background-color="#ffff00" style:font-weight-asian="bold"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paragraph-properties style:line-height-at-least="0.529cm"/>
    </style:style>
    <style:style style:name="P18" style:family="paragraph" style:parent-style-name="Text_20_body" style:list-style-name="L8">
      <style:paragraph-properties style:line-height-at-least="0.529cm"/>
    </style:style>
    <style:style style:name="P19" style:family="paragraph" style:parent-style-name="Text_20_body" style:list-style-name="L9">
      <style:paragraph-properties style:line-height-at-least="0.529cm"/>
    </style:style>
    <style:style style:name="P20" style:family="paragraph" style:parent-style-name="Text_20_body" style:list-style-name="L10">
      <style:paragraph-properties fo:margin-top="0cm" fo:margin-bottom="0cm" style:contextual-spacing="false" style:line-height-at-least="0.529cm"/>
    </style:style>
    <style:style style:name="P21" style:family="paragraph" style:parent-style-name="Text_20_body" style:list-style-name="L10">
      <style:paragraph-properties style:line-height-at-least="0.529cm"/>
    </style:style>
    <style:style style:name="P22" style:family="paragraph" style:parent-style-name="Text_20_body" style:list-style-name="L11">
      <style:paragraph-properties style:line-height-at-least="0.529cm"/>
    </style:style>
    <style:style style:name="P23" style:family="paragraph" style:parent-style-name="Text_20_body" style:list-style-name="L12">
      <style:paragraph-properties fo:margin-top="0cm" fo:margin-bottom="0cm" style:contextual-spacing="false" style:line-height-at-least="0.529cm"/>
    </style:style>
    <style:style style:name="P24" style:family="paragraph" style:parent-style-name="Text_20_body" style:list-style-name="L12">
      <style:paragraph-properties style:line-height-at-least="0.529cm"/>
    </style:style>
    <style:style style:name="P25" style:family="paragraph" style:parent-style-name="Text_20_body" style:list-style-name="L13">
      <style:paragraph-properties style:line-height-at-least="0.529cm"/>
    </style:style>
    <style:style style:name="P26" style:family="paragraph" style:parent-style-name="Text_20_body" style:list-style-name="L14">
      <style:paragraph-properties style:line-height-at-least="0.529cm"/>
    </style:style>
    <style:style style:name="P27" style:family="paragraph" style:parent-style-name="Text_20_body" style:list-style-name="L15">
      <style:paragraph-properties style:line-height-at-least="0.529cm"/>
    </style:style>
    <style:style style:name="P28" style:family="paragraph" style:parent-style-name="Text_20_body" style:list-style-name="L16">
      <style:paragraph-properties style:line-height-at-least="0.529cm"/>
    </style:style>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text-properties officeooo:rsid="001a8031"/>
    </style:style>
    <style:style style:name="P33" style:family="paragraph" style:parent-style-name="Text_20_body">
      <style:text-properties fo:font-weight="bold" officeooo:rsid="001e53aa" officeooo:paragraph-rsid="001e53aa" style:font-weight-asian="bold" style:font-weight-complex="bold"/>
    </style:style>
    <style:style style:name="P34" style:family="paragraph" style:parent-style-name="Text_20_body">
      <style:text-properties fo:font-weight="normal" officeooo:rsid="001e53aa" officeooo:paragraph-rsid="001e53aa" style:font-weight-asian="normal" style:font-weight-complex="normal"/>
    </style:style>
    <style:style style:name="P35" style:family="paragraph" style:parent-style-name="Text_20_body">
      <style:text-properties fo:font-weight="normal" officeooo:rsid="001f43f1" officeooo:paragraph-rsid="001f43f1" style:font-weight-asian="normal" style:font-weight-complex="normal"/>
    </style:style>
    <style:style style:name="T1" style:family="text">
      <style:text-properties officeooo:rsid="001a8031"/>
    </style:style>
    <style:style style:name="T2" style:family="text">
      <style:text-properties fo:font-variant="normal" fo:text-transform="none" style:font-name="Segoe UI" fo:font-size="10.5pt" fo:font-style="normal" fo:font-weight="normal"/>
    </style:style>
    <style:style style:name="T3" style:family="text">
      <style:text-properties fo:font-variant="normal" fo:text-transform="none" fo:color="#0f1115" loext:opacity="100%" style:font-name="quote-cjk-patch" fo:font-size="16.5pt" fo:letter-spacing="normal" fo:font-style="normal" fo:font-weight="bold"/>
    </style:style>
    <style:style style:name="T4" style:family="text">
      <style:text-properties fo:font-variant="normal" fo:text-transform="none" fo:color="#0f1115" loext:opacity="100%" style:font-name="quote-cjk-patch" fo:font-size="12pt" fo:letter-spacing="normal" fo:font-style="normal" fo:font-weight="normal"/>
    </style:style>
    <style:style style:name="T5" style:family="text">
      <style:text-properties fo:font-variant="normal" fo:text-transform="none" fo:color="#0f1115" loext:opacity="100%" style:font-name="quote-cjk-patch" fo:font-size="12pt" fo:letter-spacing="normal" fo:font-style="normal" fo:font-weight="bold"/>
    </style:style>
    <style:style style:name="T6" style:family="text">
      <style:text-properties fo:font-variant="normal" fo:text-transform="none" fo:color="#0f1115" loext:opacity="100%" style:font-name="Menlo" fo:font-size="12pt" fo:letter-spacing="normal" fo:font-style="normal" fo:font-weight="normal" fo:background-color="#ebeef2" loext:char-shading-value="0" loext:padding="0cm" loext:border="none"/>
    </style:style>
    <style:style style:name="T7" style:family="text">
      <style:text-properties fo:font-variant="normal" fo:text-transform="none" style:font-name="quote-cjk-patch" fo:font-size="11.25pt" fo:font-style="normal" fo:font-weight="normal"/>
    </style:style>
    <style:style style:name="T8" style:family="text">
      <style:text-properties fo:font-variant="normal" fo:text-transform="none" style:font-name="Menlo" fo:font-size="9.75pt" fo:font-style="normal" fo:font-weight="normal" fo:background-color="#ebeef2" loext:char-shading-value="0" loext:padding="0cm" loext:border="none"/>
    </style:style>
    <style:style style:name="T9" style:family="text">
      <style:text-properties fo:font-style="italic"/>
    </style:style>
    <style:style style:name="T10" style:family="text">
      <style:text-properties fo:font-weight="bold" officeooo:rsid="001a8031" fo:background-color="#ffff00" loext:char-shading-value="0" style:font-weight-asian="bold" style:font-weight-complex="bold"/>
    </style:style>
    <style:style style:name="T11" style:family="text">
      <style:text-properties fo:color="#000000" loext:opacity="100%" fo:font-weight="bold" officeooo:rsid="001a8031" style:font-weight-asian="bold" style:font-weight-complex="bold"/>
    </style:style>
    <style:style style:name="T12" style:family="text">
      <style:text-properties fo:color="#000000" loext:opacity="100%" style:text-underline-style="solid" style:text-underline-width="auto" style:text-underline-color="font-color" fo:font-weight="bold" officeooo:rsid="001a8031" style:font-weight-asian="bold" style:font-weight-complex="bold"/>
    </style:style>
    <style:style style:name="T13" style:family="text">
      <style:text-properties fo:color="#000000" loext:opacity="100%" style:text-underline-style="solid" style:text-underline-width="auto" style:text-underline-color="font-color" fo:font-weight="bold" officeooo:rsid="001a8031" fo:background-color="#ffff00" loext:char-shading-value="0" style:font-weight-asian="bold" style:font-weight-complex="bold"/>
    </style:style>
    <style:style style:name="T14" style:family="text">
      <style:text-properties fo:color="#000000" loext:opacity="100%" style:text-underline-style="solid" style:text-underline-width="auto" style:text-underline-color="font-color" fo:font-weight="bold" officeooo:rsid="001a8031" fo:background-color="#ffff00" loext:char-shading-value="0" style:font-weight-asian="bold" style:font-weight-complex="bold"/>
    </style:style>
    <style:style style:name="T15" style:family="text">
      <style:text-properties officeooo:rsid="001a8031" fo:background-color="#ffff00" loext:char-shading-value="0"/>
    </style:style>
    <style:style style:name="T16" style:family="text">
      <style:text-properties officeooo:rsid="001a8031" fo:background-color="#ffff00" loext:char-shading-value="0"/>
    </style:style>
    <style:style style:name="T17" style:family="text">
      <style:text-properties style:text-underline-style="solid" style:text-underline-width="auto" style:text-underline-color="font-color" officeooo:rsid="001a8031"/>
    </style:style>
    <style:style style:name="T18" style:family="text">
      <style:text-properties style:text-underline-style="solid" style:text-underline-width="auto" style:text-underline-color="font-color" fo:font-weight="bold" officeooo:rsid="001a8031" style:font-weight-asian="bold" style:font-weight-complex="bold"/>
    </style:style>
    <style:style style:name="T19" style:family="text">
      <style:text-properties style:text-underline-style="solid" style:text-underline-width="auto" style:text-underline-color="font-color" fo:font-weight="bold" officeooo:rsid="001a8031" fo:background-color="#ffff00" loext:char-shading-value="0" style:font-weight-asian="bold" style:font-weight-complex="bold"/>
    </style:style>
    <style:style style:name="T20" style:family="text">
      <style:text-properties style:text-underline-style="solid" style:text-underline-width="auto" style:text-underline-color="font-color" fo:font-weight="bold" officeooo:rsid="001a8031" fo:background-color="#ffff00" loext:char-shading-value="0" style:font-weight-asian="bold" style:font-weight-complex="bold"/>
    </style:style>
    <style:style style:name="T21"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I am using OpenStreetMap data in R with the osmextract package. I want to extract physically visible cycling infrastructure, understood strictly as cycling lanes or cycling tracks that are visible on the street and provide a dedicated cycling space. Please: Explain how this concept maps onto OSM tags and values Discuss any ambiguous or borderline cases and how they are usually handled Provide a minimal R example using osmextract showing how to extract these features The definition should be suitable for consistent comparison over time (e.g. 2016 vs 2024) and focus on infrastructure that can be observed physically on the ground. Do not use more than 10 lines anwesring.</text:p>
      <text:p text:style-name="P32"/>
      <text:p text:style-name="P33">ChatGPT<text:line-break/><text:line-break/><text:span text:style-name="T21">Map the concept to OSM tags: start from roads/paths (highway=*) and keep (A) separate cycle facilities: highway=cycleway (optionally require segregated=yes/no if you want “dedicated” to exclude shared), plus cycleway=track / cycleway:left/right=track; and (B) on-street painted lanes: cycleway=lane / cycleway:left/right=lane (and opposite_lane if you want contraflow).</text:span></text:p>
      <text:p text:style-name="P34">Avoid “access not infra”: don’t treat bicycle=yes/designated, bicycle_road=yes, or route=bicycle as physical lanes/tracks, they often signal permission/priority, not a built facility.</text:p>
      <text:p text:style-name="P34">Borderline 1 (shared footway): highway=footway + bicycle=designated (or cycleway=shared_lane) is frequently a shared path and may not be a dedicated cycling lane/track; most “strict visible dedicated space” definitions exclude it unless you explicitly allow shared paths.</text:p>
      <text:p text:style-name="P34">Borderline 2 (bus lanes): cycleway=share_busway / busway=* with cycling allowed is usually not dedicated cycling space, so typically excluded in strict definitions.</text:p>
      <text:p text:style-name="P34">Borderline 3 (separate=“lane” vs “track” on highway=cycleway): some mappers encode tracks as highway=cycleway without cycleway=*; keep highway=cycleway to stay stable over time.</text:p>
      <text:p text:style-name="P34">Borderline 4 (crossings/short connectors): highway=cycleway segments used only for crossings can inflate counts; common handling is keep them but later length-filter (e.g., drop &lt; 10 m) if needed for change detection.</text:p>
      <text:p text:style-name="P34">Minimal osmextract example:</text:p>
      <text:p text:style-name="P34"/>
      <text:p text:style-name="P34">library(osmextract); library(dplyr); library(sf)</text:p>
      <text:p text:style-name="P34">x &lt;- oe_get("barcelona", layer="lines") %&gt;% st_transform(4326)</text:p>
      <text:p text:style-name="P34">lane_track_vals &lt;- c("lane","opposite_lane","track","opposite_track")</text:p>
      <text:p text:style-name="P34">ci &lt;- x %&gt;% filter(highway=="cycleway" |</text:p>
      <text:p text:style-name="P34"><text:s text:c="19"/>cycleway %in% lane_track_vals | cycleway_left %in% lane_track_vals | cycleway_right %in% lane_track_vals)</text:p>
      <text:p text:style-name="P34"/>
      <text:p text:style-name="P34"/>
      <text:p text:style-name="P34"><text:soft-page-break/>For 2016 vs 2024 consistency: keep the tag set small and stable (as above), avoid semantic/priority tags, and apply the same post-filters (length threshold, geometry validity, optional segregated rule) to both years.</text:p>
      <text:p text:style-name="P34"/>
      <text:p text:style-name="P33">DeepSeek</text:p>
      <text:p text:style-name="P34">In OSM, dedicated cycling infrastructure is primarily tagged with highway=cycleway or cycleway=* on roads. For physically separated lanes/tracks, key values are:</text:p>
      <text:p text:style-name="P34">Core tags:</text:p>
      <text:p text:style-name="P34">highway=cycleway (dedicated track)</text:p>
      <text:p text:style-name="P34">cycleway=lane/track (on-road, but marked separation)</text:p>
      <text:p text:style-name="P34">cycleway:separation=* confirms physical divider</text:p>
      <text:p text:style-name="P34">Borderline cases:</text:p>
      <text:p text:style-name="P34">Shared lanes (cycleway=shared_lane) - NOT included (paint only)</text:p>
      <text:p text:style-name="P34">Shared use paths (highway=path, bicycle=yes) - ambiguous, often exclude unless segregated=yes</text:p>
      <text:p text:style-name="P34">Painted lanes without separation - exclude</text:p>
      <text:p text:style-name="P34">R example:</text:p>
      <text:p text:style-name="P34">r</text:p>
      <text:p text:style-name="P34">library(osmextract)</text:p>
      <text:p text:style-name="P34">library(sf)</text:p>
      <text:p text:style-name="P34"/>
      <text:p text:style-name="P34">place = "Greater London"</text:p>
      <text:p text:style-name="P34">cycling = oe_get(place, </text:p>
      <text:p text:style-name="P34"><text:s text:c="17"/>query = "SELECT * FROM 'lines' </text:p>
      <text:p text:style-name="P34"><text:s text:c="26"/>WHERE highway = 'cycleway' </text:p>
      <text:p text:style-name="P34"><text:s text:c="26"/>OR cycleway IN ('lane','track') </text:p>
      <text:p text:style-name="P34"><text:s text:c="26"/>OR segregated = 'yes'")</text:p>
      <text:p text:style-name="P33">Gemini</text:p>
      <text:p text:style-name="P34">To capture physically visible cycling infrastructure, you should focus on the highway, cycleway, and bicycle keys.</text:p>
      <text:p text:style-name="P34">OSM Tag Mapping</text:p>
      <text:p text:style-name="P34">Dedicated Paths: highway=cycleway represents paths designed exclusively or primarily for bikes.</text:p>
      <text:p text:style-name="P34"/>
      <text:p text:style-name="P34"><text:soft-page-break/>On-Street Tracks: cycleway:both/left/right=track indicates physical separation (curbs, bollards) from traffic.</text:p>
      <text:p text:style-name="P34">On-Street Lanes: cycleway:both/left/right=lane indicates painted dedicated space on the roadway.</text:p>
      <text:p text:style-name="P34">Ambiguous Cases</text:p>
      <text:p text:style-name="P34">highway=path + bicycle=designated: Often used for shared-use paths; include these if you want off-road infrastructure.</text:p>
      <text:p text:style-name="P34">cycleway=shared_lane (Sharrows): These are markings only and do not provide dedicated space; usually excluded from "infrastructure" counts.</text:p>
      <text:p text:style-name="P34">Bus Lanes: cycleway=share_bus provides a wider lane but is not exclusive; handle consistently based on your study's strictness.</text:p>
      <text:p text:style-name="P34"/>
      <text:p text:style-name="P34">R Minimal Example</text:p>
      <text:p text:style-name="P34">R</text:p>
      <text:p text:style-name="P34"/>
      <text:p text:style-name="P34">library(osmextract)</text:p>
      <text:p text:style-name="P34"># Extract features with specific cycling tags</text:p>
      <text:p text:style-name="P34">cycling_data &lt;- oe_get("Greater London", </text:p>
      <text:p text:style-name="P34"><text:s text:c="2"/>extra_tags = c("cycleway", "cycleway:left", "cycleway:right"),</text:p>
      <text:p text:style-name="P34"><text:s text:c="2"/>query = "SELECT * FROM lines WHERE </text:p>
      <text:p text:style-name="P34"><text:s text:c="11"/>highway = 'cycleway' OR </text:p>
      <text:p text:style-name="P34"><text:s text:c="11"/>cycleway IN ('lane', 'track') OR </text:p>
      <text:p text:style-name="P34"><text:s text:c="11"/>\"cycleway:left\" IN ('lane', 'track') OR </text:p>
      <text:p text:style-name="P34"><text:s text:c="11"/>\"cycleway:right\" IN ('lane', 'track')")</text:p>
      <text:p text:style-name="P34"/>
      <text:p text:style-name="P33">Copilot</text:p>
      <text:p text:style-name="P34">Definition mapped to OSM: “Physically visible cycling infrastructure” = (a) on-road painted lanes: cycleway=lane (+ cycleway:left/right/both=lane; optionally cycleway:lane=exclusive|advisory, cycleway:buffer=yes) on highway=*; (b) physically separated tracks: either separate ways highway=cycleway (or highway=path+bicycle=designated) or as attributes on the road cycleway=track; prefer side-specific tags for clarity over time. </text:p>
      <text:p text:style-name="P34">Ambiguities / borderlines: Sharrows (cycleway=shared_lane) and shoulders (cycleway=shoulder) are not dedicated space → exclude; bus-bike lanes (cycleway=share_busway) are shared → exclude; multi‑use paths with pedestrians (highway=path + bicycle=yes) only count if signed/marked for bikes (bicycle=designated, segregated=yes optional). Tagging varies by region; prefer consistent side tags (cycleway:left/right) and separate geometry for protected tracks to ensure stable time series. </text:p>
      <text:p text:style-name="P34"><text:soft-page-break/>Minimal osmextract in R (replace place as needed): [wiki.opens...eetmap.org], [wiki.opens...eetmap.org] [hackmd.io], [wiki.opens...eetmap.org], [wiki.opens...eetmap.org]</text:p>
      <text:p text:style-name="P34">Rlibrary(osmextract); place &lt;- "England"# Painted lanes on roadslanes &lt;- oe_get(place, query="SELECT * FROM lines WHERE cycleway IN ('lane') OR cycleway:left='lane' OR cycleway:right='lane'")# Physically separated tracks (either separate ways or tagged tracks)tracks_sep &lt;- oe_get(place, query="SELECT * FROM lines WHERE highway='cycleway' OR (highway='path' AND bicycle='designated')")tracks_onroad &lt;- oe_get(place, query="SELECT * FROM lines WHERE cycleway='track' OR cycleway:left='track' OR cycleway:right='track'")infra &lt;- rbind(sf::st_make_valid(lanes), sf::st_make_valid(tracks_sep), sf::st_make_valid(tracks_onroad))Show more lines</text:p>
      <text:p text:style-name="P34"/>
      <text:p text:style-name="P34">Notes for longitudinal consistency (e.g., 2016 vs 2024): Use the same inclusion rules (exclude shared/shoulder), prefer side-specific tagging, and treat protected tracks as separate geometries when present; these conventions have been stable in OSM wiki for years. [docs.ropensci.org], [cran.r-project.org] [wiki.opens...eetmap.org], [wiki.opens...eetmap.org]</text:p>
      <text:p text:style-name="P34"/>
      <text:p text:style-name="P35">----</text:p>
      <text:p text:style-name="P35">Consensus GEmini, ChatGPT and Copilot:<text:line-break/><text:line-break/>library(osmextract)</text:p>
      <text:p text:style-name="P35">library(sf)</text:p>
      <text:p text:style-name="P35"/>
      <text:p text:style-name="P35">place &lt;- "Barcelona" <text:s/># change as needed</text:p>
      <text:p text:style-name="P35"/>
      <text:p text:style-name="P35">ci &lt;- oe_get(</text:p>
      <text:p text:style-name="P35"><text:s text:c="2"/>place,</text:p>
      <text:p text:style-name="P35"><text:s text:c="2"/>layer = "lines",</text:p>
      <text:p text:style-name="P35"><text:s text:c="2"/>query = "</text:p>
      <text:p text:style-name="P35"><text:s text:c="2"/>SELECT *</text:p>
      <text:p text:style-name="P35"><text:s text:c="2"/>FROM lines</text:p>
      <text:p text:style-name="P35"><text:s text:c="2"/>WHERE highway = 'cycleway'</text:p>
      <text:p text:style-name="P35"><text:s text:c="5"/>OR lower(cycleway) IN ('lane','track','opposite_lane','opposite_track')</text:p>
      <text:p text:style-name="P35"><text:s text:c="5"/>OR lower(\"cycleway:left\") <text:s/>IN ('lane','track','opposite_lane','opposite_track')</text:p>
      <text:p text:style-name="P35"><text:s text:c="5"/>OR lower(\"cycleway:right\") IN ('lane','track','opposite_lane','opposite_track')</text:p>
      <text:p text:style-name="P35"><text:s text:c="5"/>OR lower(\"cycleway:both\") <text:s/>IN ('lane','track','opposite_lane','opposite_track')</text:p>
      <text:p text:style-name="P35"><text:s text:c="2"/>"</text:p>
      <text:p text:style-name="P35"><text:soft-page-break/>) |&gt;</text:p>
      <text:p text:style-name="P35"><text:s text:c="2"/>sf::st_transform(4326) |&gt;</text:p>
      <text:p text:style-name="P35"><text:s text:c="2"/>sf::st_make_valid()</text:p>
      <text:p text:style-name="P35"/>
      <text:p text:style-name="P35">ci</text:p>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ascadia Mono', 'Ubuntu Mono', 'DejaVu Sans Mono', 'Liberation Mono', 'JetBrains Mono', 'Fira Code', Cousine, 'Roboto Mono', 'Courier New', Courier, sans-serif, system-ui"/>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vg:font-family="'Segoe UI'"/>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ugeni Vidal Tortosa</meta:initial-creator>
    <meta:creation-date>2025-12-27T16:16:45.139985146</meta:creation-date>
    <dc:date>2025-12-29T18:29:10.230179542</dc:date>
    <dc:creator>Eugeni Vidal Tortosa</dc:creator>
    <meta:editing-duration>P1DT2H21M9S</meta:editing-duration>
    <meta:editing-cycles>4</meta:editing-cycles>
    <meta:generator>LibreOffice/24.2.7.2$Linux_X86_64 LibreOffice_project/420$Build-2</meta:generator>
    <meta:document-statistic meta:table-count="0" meta:image-count="0" meta:object-count="0" meta:page-count="5" meta:paragraph-count="81" meta:word-count="867" meta:character-count="7412" meta:non-whitespace-character-count="6410"/>
  </office:meta>
</office:document-meta>
</file>